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864: "* RABBICK - AT 8 VT 1&amp;* Dieser staubiger Hase braucht&amp;mal ein Frühjahrsputz./%",</text:p>
          </table:table-cell>
          <table:table-cell table:number-columns-repeated="7"/>
          <table:table-cell office:value-type="string" calcext:value-type="string">
            <text:p>Zeilennummer 1864: "* RABBICK - AT 8 DF 1&amp;* This dusty bunny needs a bit&amp; <text:s/>of spring cleaning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Snitter&amp;snatter&amp;stortwer",</text:p>
          </table:table-cell>
          <table:table-cell table:number-columns-repeated="7"/>
          <table:table-cell office:value-type="string" calcext:value-type="string">
            <text:p>Zeilennummer 1864: "Snitter&amp;snatter&amp;what's the&amp;matter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Duruuuu---",</text:p>
          </table:table-cell>
          <table:table-cell table:number-columns-repeated="7"/>
          <table:table-cell office:value-type="string" calcext:value-type="string">
            <text:p>Zeilennummer 1864: "Duruuuu---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Spring^1, spring",</text:p>
          </table:table-cell>
          <table:table-cell table:number-columns-repeated="7"/>
          <table:table-cell office:value-type="string" calcext:value-type="string">
            <text:p>Zeilennummer 1864: "Hop^1, hop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Miau.",</text:p>
          </table:table-cell>
          <table:table-cell table:number-columns-repeated="7"/>
          <table:table-cell office:value-type="string" calcext:value-type="string">
            <text:p>Zeilennummer 1864: "Meow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Hasen sind&amp;Die Nachfolger&amp;der Frosche.",</text:p>
          </table:table-cell>
          <table:table-cell table:number-columns-repeated="7"/>
          <table:table-cell office:value-type="string" calcext:value-type="string">
            <text:p>Zeilennummer 1864: "Bunnies are&amp;the sequel&amp;to frogs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* Das Kampffeld riecht nach staubigen Senf.",</text:p>
          </table:table-cell>
          <table:table-cell table:number-columns-repeated="7"/>
          <table:table-cell office:value-type="string" calcext:value-type="string">
            <text:p>Zeilennummer 1864: "* The battlefield is filled with the smell of dusty mustard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* Rabbick sucht eine Couch um sich drunter zu verstecken.",</text:p>
          </table:table-cell>
          <table:table-cell table:number-columns-repeated="7"/>
          <table:table-cell office:value-type="string" calcext:value-type="string">
            <text:p>Zeilennummer 1864: "* Rabbick is looking for a couch to get stuck under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* Rabbick stöhnt muffig.",</text:p>
          </table:table-cell>
          <table:table-cell table:number-columns-repeated="7"/>
          <table:table-cell office:value-type="string" calcext:value-type="string">
            <text:p>Zeilennummer 1864: "* Rabbick emits a musty groan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* Rabbick schadet den Boden.",</text:p>
          </table:table-cell>
          <table:table-cell table:number-columns-repeated="7"/>
          <table:table-cell office:value-type="string" calcext:value-type="string">
            <text:p>Zeilennummer 1864: "* Rabbick ambiently damages the soil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* Mit [~1] Luft pusten!",</text:p>
          </table:table-cell>
          <table:table-cell table:number-columns-repeated="7"/>
          <table:table-cell office:value-type="string" calcext:value-type="string">
            <text:p>Zeilennummer 1864: "* Press ~1 repeatedly to blow air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* Mit [~1] Luft pusten!",</text:p>
          </table:table-cell>
          <table:table-cell table:number-columns-repeated="7"/>
          <table:table-cell office:value-type="string" calcext:value-type="string">
            <text:p>Zeilennummer 1864: "* Press ~1 repeatedly to blow air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Ein weicher&amp;und sauberer&amp;Junge.",</text:p>
          </table:table-cell>
          <table:table-cell table:number-columns-repeated="7"/>
          <table:table-cell office:value-type="string" calcext:value-type="string">
            <text:p>Zeilennummer 1864: "A soft and&amp;clean boy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Ein erfrisch-&amp;ender Junge.",</text:p>
          </table:table-cell>
          <table:table-cell table:number-columns-repeated="7"/>
          <table:table-cell office:value-type="string" calcext:value-type="string">
            <text:p>Zeilennummer 1864: "A refreshing&amp;boy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Ein niedliches &amp;und frisches &amp;Mädchen.",</text:p>
          </table:table-cell>
          <table:table-cell table:number-columns-repeated="7"/>
          <table:table-cell office:value-type="string" calcext:value-type="string">
            <text:p>Zeilennummer 1864: "A sweet and&amp;fresh girl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Ein nettes &amp;und sauberes&amp;Mädchen.",</text:p>
          </table:table-cell>
          <table:table-cell table:number-columns-repeated="7"/>
          <table:table-cell office:value-type="string" calcext:value-type="string">
            <text:p>Zeilennummer 1864: "A nice and&amp;tidy girl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* Kris pustet zum Rabbick^1.&amp;* Es flog weg.../%",</text:p>
          </table:table-cell>
          <table:table-cell table:number-columns-repeated="7"/>
          <table:table-cell office:value-type="string" calcext:value-type="string">
            <text:p>Zeilennummer 1864: "* Kris breathed on the Rabbick^1.&amp;* It blew away entirely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* Die Hässchen wurden weg geblasen!/%",</text:p>
          </table:table-cell>
          <table:table-cell table:number-columns-repeated="7"/>
          <table:table-cell office:value-type="string" calcext:value-type="string">
            <text:p>Zeilennummer 1864: "* The bunnies were blown away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* Rabbick scheints gut zu gehen.",</text:p>
          </table:table-cell>
          <table:table-cell table:number-columns-repeated="7"/>
          <table:table-cell office:value-type="string" calcext:value-type="string">
            <text:p>Zeilennummer 1864: "* Rabbick is starting to look wispy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* Rabbick ist nun schick und sauber.",</text:p>
          </table:table-cell>
          <table:table-cell table:number-columns-repeated="7"/>
          <table:table-cell office:value-type="string" calcext:value-type="string">
            <text:p>Zeilennummer 1864: "* Rabbick is now nice and clean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* Du und Ralsei warnen Rabbick vor Susie^1.&amp;* Der Feind passt auf.../%",</text:p>
          </table:table-cell>
          <table:table-cell table:number-columns-repeated="7"/>
          <table:table-cell office:value-type="string" calcext:value-type="string">
            <text:p>Zeilennummer 1864: "* You and Ralsei warned Rabbick about Susie^1.&amp;* The enemy went on guard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* Du und Ralsei warnen die Feinde vor Susie^1.&amp;* Jeder passt auf./%",</text:p>
          </table:table-cell>
          <table:table-cell table:number-columns-repeated="7"/>
          <table:table-cell office:value-type="string" calcext:value-type="string">
            <text:p>Zeilennummer 1864: "* You and Ralsei warned the enemies about Susie^1.&amp;* Everyone went on guard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(Gewarnt)",</text:p>
          </table:table-cell>
          <table:table-cell table:number-columns-repeated="7"/>
          <table:table-cell office:value-type="string" calcext:value-type="string">
            <text:p>Zeilennummer 1864: "(Warned)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864: "(Müde)",</text:p>
          </table:table-cell>
          <table:table-cell table:number-columns-repeated="7"/>
          <table:table-cell office:value-type="string" calcext:value-type="string">
            <text:p>Zeilennummer 1864: "(Tired)",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1:57:24.518000000</meta:creation-date>
    <dc:date>2023-06-18T21:58:57.674000000</dc:date>
    <meta:editing-duration>PT1M33S</meta:editing-duration>
    <meta:editing-cycles>1</meta:editing-cycles>
    <meta:document-statistic meta:table-count="1" meta:cell-count="51" meta:object-count="0"/>
    <meta:generator>LibreOffice/7.4.3.2$Windows_X86_64 LibreOffice_project/1048a8393ae2eeec98dff31b5c133c5f1d08b890</meta:generator>
  </office:meta>
</office:document-meta>
</file>